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0816</text:p>
      <text:p text:style-name="Standard"/>
      <text:p text:style-name="Standard">today... lists, array lists</text:p>
      <text:p text:style-name="Standard"/>
      <text:p text:style-name="Standard">started working on group project for a dic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8T18:06:44.57</meta:creation-date>
    <meta:document-statistic meta:table-count="0" meta:image-count="0" meta:object-count="0" meta:page-count="1" meta:paragraph-count="3" meta:word-count="16" meta:character-count="97"/>
    <dc:date>2016-03-08T18:08:34.93</dc:date>
    <meta:editing-duration>PT1M51S</meta:editing-duration>
    <meta:editing-cycles>1</meta:editing-cycles>
    <meta:generator>OpenOffice/4.1.2$Win32 OpenOffice.org_project/412m3$Build-9782</meta:generator>
  </office:meta>
</office:document-meta>
</file>